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JetBrains Mono" svg:font-family="'JetBrains Mono'" style:font-family-generic="modern" style:font-pitch="fixed"/>
    <style:font-face style:name="JetBrains Mono ExtraBold" svg:font-family="'JetBrains Mono ExtraBold'"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color="#0072bc" draw:textarea-horizontal-align="justify" draw:textarea-vertical-align="middle" draw:auto-grow-height="false" fo:min-height="7.75cm" fo:min-width="8.25cm"/>
    </style:style>
    <style:style style:name="gr2" style:family="graphic" style:parent-style-name="standard">
      <style:graphic-properties draw:stroke="none" svg:stroke-color="#000000" draw:fill="solid" draw:fill-color="#ffffff" draw:textarea-horizontal-align="center" draw:textarea-vertical-align="middle" fo:min-height="12.5cm" draw:shadow="hidden"/>
      <style:paragraph-properties style:writing-mode="lr-tb"/>
    </style:style>
    <style:style style:name="P1" style:family="paragraph">
      <loext:graphic-properties draw:fill-color="#0072bc"/>
      <style:paragraph-properties fo:text-align="center"/>
    </style:style>
    <style:style style:name="P2" style:family="paragraph">
      <loext:graphic-properties draw:fill="solid" draw:fill-color="#ffffff"/>
      <style:paragraph-properties fo:text-align="center"/>
      <style:text-properties fo:color="#ffffff" loext:opacity="100%" loext:color-lum-mod="100%" loext:color-lum-off="0%" style:font-name="JetBrains Mono ExtraBold" fo:font-size="15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polygon draw:style-name="gr1" draw:text-style-name="P1" draw:layer="layout" svg:width="9.999cm" svg:height="9.999cm" svg:x="0cm" svg:y="0cm" svg:viewBox="0 0 10000 10000" draw:points="10000,5001 9996,6652 9985,7179 9965,7559 9937,7866 9901,8126 9858,8353 9805,8554 9743,8733 9673,8896 9594,9042 9505,9176 9406,9297 9297,9406 9176,9505 9042,9594 8896,9673 8733,9743 8554,9805 8353,9858 8126,9901 7866,9937 7559,9965 7179,9985 6652,9996 5005,10000 3348,9996 2821,9985 2441,9965 2134,9937 1874,9901 1647,9858 1446,9805 1267,9743 1104,9673 958,9594 824,9505 703,9406 594,9297 495,9176 406,9042 327,8896 257,8733 195,8554 142,8353 99,8126 63,7866 35,7559 15,7179 4,6652 0,5005 4,3348 15,2821 35,2441 63,2134 99,1874 142,1647 195,1446 257,1267 327,1104 406,958 495,824 594,703 703,594 824,495 958,406 1104,327 1267,257 1446,195 1647,142 1874,99 2134,63 2441,35 2821,15 3348,4 4995,0 6652,4 7179,15 7559,35 7866,63 8126,99 8353,142 8554,195 8733,257 8896,327 9042,406 9176,495 9297,594 9406,703 9505,824 9594,958 9673,1104 9743,1267 9805,1446 9858,1647 9901,1874 9937,2134 9965,2441 9985,2821 9996,3348 10000,4994">
          <text:p/>
        </draw:polygon>
        <draw:g>
          <draw:path draw:style-name="gr2" draw:text-style-name="P2" draw:layer="layout" svg:width="2.225cm" svg:height="2.557cm" svg:x="1.111cm" svg:y="1.976cm" svg:viewBox="0 0 2226 2558" svg:d="M0 1840c0-251 91-450 274-595 182-145 431-217 745-217h534v-220c0-87-37-157-110-211-74-54-173-81-299-81-110 0-202 20-276 61-73 40-120 95-141 163h-651c18-113 56-216 115-307 58-91 134-169 226-233 93-65 201-114 323-148 123-35 258-52 404-52 162 0 309 19 442 58 134 39 247 94 341 164 95 70 168 155 220 254 53 98 79 209 79 332v1705h-642v-494h-40c-21 168-100 300-236 395-136 96-312 144-527 144-239 0-429-64-570-193s-211-304-211-525zM673 1732c0 96 34 172 101 227s164 83 290 83c143 0 261-34 352-101s137-153 137-258v-251h-534c-105 0-189 26-252 78-62 52-94 127-94 222z">
            <text:p/>
          </draw:path>
          <draw:path draw:style-name="gr2" draw:text-style-name="P2" draw:layer="layout" svg:width="2.126cm" svg:height="2.512cm" svg:x="3.884cm" svg:y="1.976cm" svg:viewBox="0 0 2127 2513" svg:d="M0 45h637v426h45c21-152 87-269 198-350 110-81 255-121 435-121 254 0 453 82 597 245 143 163 215 388 215 675v1593h-673v-1526c0-125-35-224-105-296-71-72-166-108-285-108-120 0-215 36-285 108-71 72-106 171-106 296v1526h-673z">
            <text:p/>
          </draw:path>
          <draw:path draw:style-name="gr2" draw:text-style-name="P2" draw:layer="layout" svg:width="2.243cm" svg:height="3.23cm" svg:x="6.46cm" svg:y="1.258cm" svg:viewBox="0 0 2244 3231" svg:d="M0 763h651v-763h673v763h920v606h-920v1009c0 78 22 139 65 182 43 44 104 65 182 65h628v606h-696c-266 0-475-75-626-226-151-152-226-360-226-627v-1009h-651z">
            <text:p/>
          </draw:path>
          <draw:path draw:style-name="gr2" draw:text-style-name="P2" draw:layer="layout" svg:width="2.422cm" svg:height="3.23cm" svg:x="1.03cm" svg:y="5.074cm" svg:viewBox="0 0 2423 3231" svg:d="M0 606v-606h1436v2378c0 78 22 139 65 182 44 44 104 65 182 65h740v606h-807c-267 0-475-75-626-226-152-152-227-360-227-627v-1772z">
            <text:p/>
          </draw:path>
          <draw:path draw:style-name="gr2" draw:text-style-name="P2" draw:layer="layout" svg:width="2.225cm" svg:height="2.557cm" svg:x="3.803cm" svg:y="5.792cm" svg:viewBox="0 0 2226 2558" svg:d="M0 1840c0-251 91-450 274-595 182-145 431-217 745-217h534v-220c0-87-37-157-110-211-74-54-173-81-299-81-110 0-202 20-276 61-73 40-120 95-141 163h-651c18-113 56-216 115-307 58-91 134-169 226-233 93-65 201-114 323-148 123-35 258-52 404-52 162 0 309 19 442 58 134 39 247 94 341 164 95 70 168 155 220 254 53 98 79 209 79 332v1705h-642v-494h-40c-21 168-100 300-236 395-136 96-312 144-527 144-239 0-429-64-570-193s-211-304-211-525zM673 1732c0 96 34 172 101 227s164 83 290 83c143 0 261-34 352-101s137-153 137-258v-251h-534c-105 0-189 26-252 78-62 52-94 127-94 222z">
            <text:p/>
          </draw:path>
          <draw:path draw:style-name="gr2" draw:text-style-name="P2" draw:layer="layout" svg:width="2.193cm" svg:height="3.275cm" svg:x="6.586cm" svg:y="5.074cm" svg:viewBox="0 0 2194 3276" svg:d="M0 0h673v763c0 42-1 87-2 137-2 49-4 95-7 137-6 51-10 101-13 152h45c24-146 92-262 204-345 112-84 256-126 433-126 131 0 250 22 354 67 105 45 196 110 272 193 76 84 135 186 175 305 40 120 60 253 60 400v606c0 152-20 289-60 410-40 122-99 225-175 310s-167 151-272 197c-104 47-223 70-354 70-177 0-321-42-433-126-112-83-180-200-204-350h-41v431h-655zM673 2289c0 116 38 212 112 287 75 75 180 112 314 112 135 0 239-39 312-117 74-77 110-179 110-305v-561c0-125-38-224-114-296s-179-108-308-108c-128 0-231 37-309 110-78 74-117 172-117 294z">
            <text:p/>
          </draw:path>
        </draw:g>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JetBrains Mono" svg:font-family="'JetBrains Mono'" style:font-family-generic="modern" style:font-pitch="fixed"/>
    <style:font-face style:name="JetBrains Mono ExtraBold" svg:font-family="'JetBrains Mono ExtraBold'"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loext:color-lum-mod="100%" loext:color-lum-off="0%"/>
    </style:style>
    <style:style style:name="Filled_20_Green" style:display-name="Filled Green" style:family="graphic" style:parent-style-name="Filled">
      <style:graphic-properties draw:fill-gradient-name="Заливка_20_зелёным"/>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loext:color-lum-mod="100%" loext:color-lum-off="0%"/>
    </style:style>
    <style:style style:name="Filled_20_Yellow" style:display-name="Filled Yellow" style:family="graphic" style:parent-style-name="Filled">
      <style:graphic-properties draw:fill-gradient-name="Заливка_20_жёлтым"/>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0cm" fo:page-height="1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3-04-22T19:42:56.741000000</dc:date>
    <meta:editing-duration>PT47M53S</meta:editing-duration>
    <meta:editing-cycles>18</meta:editing-cycles>
    <meta:generator>LibreOffice/7.5.0.3$Windows_X86_64 LibreOffice_project/c21113d003cd3efa8c53188764377a8272d9d6de</meta:generator>
    <meta:document-statistic meta:object-count="8"/>
  </office:meta>
</office:document-meta>
</file>